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style:font-face style:name="F" svg:font-family="" style:font-family-generic="roman"/>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1" svg:font-family="'Lucida Sans'" style:font-pitch="variable"/>
    <style:font-face style:name="NSimSun1" svg:font-family="NSimSu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a323" officeooo:paragraph-rsid="0018a323"/>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1165fc" officeooo:paragraph-rsid="001165fc"/>
    </style:style>
    <style:style style:name="P4" style:family="paragraph" style:parent-style-name="Text_20_body">
      <style:text-properties officeooo:rsid="001165fc" officeooo:paragraph-rsid="0011dcae"/>
    </style:style>
    <style:style style:name="P5" style:family="paragraph" style:parent-style-name="Text_20_body">
      <style:text-properties officeooo:paragraph-rsid="001165fc"/>
    </style:style>
    <style:style style:name="P6" style:family="paragraph" style:parent-style-name="Text_20_body">
      <style:text-properties officeooo:rsid="0011dcae" officeooo:paragraph-rsid="0011dcae"/>
    </style:style>
    <style:style style:name="P7" style:family="paragraph" style:parent-style-name="Text_20_body">
      <style:text-properties officeooo:paragraph-rsid="0011dcae"/>
    </style:style>
    <style:style style:name="P8" style:family="paragraph" style:parent-style-name="Text_20_body">
      <style:text-properties officeooo:rsid="0012fc69" officeooo:paragraph-rsid="0012fc69"/>
    </style:style>
    <style:style style:name="P9" style:family="paragraph" style:parent-style-name="Text_20_body">
      <style:text-properties officeooo:paragraph-rsid="001423b4"/>
    </style:style>
    <style:style style:name="P10" style:family="paragraph" style:parent-style-name="Text_20_body">
      <style:text-properties officeooo:paragraph-rsid="00142bc2"/>
    </style:style>
    <style:style style:name="P11" style:family="paragraph" style:parent-style-name="Text_20_body">
      <style:text-properties officeooo:paragraph-rsid="0014c79e"/>
    </style:style>
    <style:style style:name="P12" style:family="paragraph" style:parent-style-name="Text_20_body">
      <style:text-properties officeooo:rsid="0015a107" officeooo:paragraph-rsid="0015a107"/>
    </style:style>
    <style:style style:name="P13" style:family="paragraph" style:parent-style-name="Text_20_body">
      <style:text-properties officeooo:paragraph-rsid="0015a107"/>
    </style:style>
    <style:style style:name="P14" style:family="paragraph" style:parent-style-name="Text_20_body">
      <style:text-properties officeooo:paragraph-rsid="00165861"/>
    </style:style>
    <style:style style:name="P15" style:family="paragraph" style:parent-style-name="Text_20_body">
      <style:text-properties officeooo:rsid="00165861" officeooo:paragraph-rsid="00165861"/>
    </style:style>
    <style:style style:name="P16" style:family="paragraph" style:parent-style-name="Text_20_body">
      <style:text-properties officeooo:rsid="00170246" officeooo:paragraph-rsid="00170246"/>
    </style:style>
    <style:style style:name="P17" style:family="paragraph" style:parent-style-name="Text_20_body">
      <style:text-properties officeooo:rsid="0018a323" officeooo:paragraph-rsid="0018a323"/>
    </style:style>
    <style:style style:name="P18" style:family="paragraph" style:parent-style-name="Text_20_body">
      <style:text-properties officeooo:rsid="0019632c" officeooo:paragraph-rsid="0019632c"/>
    </style:style>
    <style:style style:name="P19" style:family="paragraph" style:parent-style-name="Heading_20_1">
      <style:paragraph-properties fo:text-align="center" style:justify-single-word="false"/>
    </style:style>
    <style:style style:name="P20" style:family="paragraph" style:parent-style-name="Heading_20_1">
      <style:text-properties officeooo:rsid="001165fc" officeooo:paragraph-rsid="001165fc"/>
    </style:style>
    <style:style style:name="P21" style:family="paragraph" style:parent-style-name="Heading_20_1">
      <style:text-properties style:font-name="Liberation Sans" fo:font-size="18.2000007629395pt" fo:font-weight="bold" officeooo:rsid="001c127e" officeooo:paragraph-rsid="001c8355" style:font-name-asian="Microsoft YaHei" style:font-size-asian="18.2000007629395pt" style:font-weight-asian="bold" style:font-name-complex="Lucida Sans" style:font-size-complex="18.2000007629395pt" style:font-weight-complex="bold"/>
    </style:style>
    <style:style style:name="P22" style:family="paragraph" style:parent-style-name="Heading_20_1">
      <style:text-properties officeooo:paragraph-rsid="00215bc4"/>
    </style:style>
    <style:style style:name="P23" style:family="paragraph" style:parent-style-name="Standard">
      <style:text-properties fo:color="#a31515" style:font-name="Consolas1" fo:font-size="9.5pt" officeooo:paragraph-rsid="00170246" style:font-size-asian="9.5pt"/>
    </style:style>
    <style:style style:name="P24" style:family="paragraph" style:parent-style-name="Standard">
      <style:text-properties officeooo:paragraph-rsid="002253d7"/>
    </style:style>
    <style:style style:name="P25" style:family="paragraph" style:parent-style-name="Text_20_body">
      <style:text-properties officeooo:rsid="001165fc" officeooo:paragraph-rsid="001165fc"/>
    </style:style>
    <style:style style:name="P26" style:family="paragraph" style:parent-style-name="Text_20_body">
      <style:text-properties officeooo:rsid="0011dcae" officeooo:paragraph-rsid="0011dcae"/>
    </style:style>
    <style:style style:name="P27" style:family="paragraph" style:parent-style-name="Text_20_body">
      <style:text-properties officeooo:rsid="00170246" officeooo:paragraph-rsid="00170246"/>
    </style:style>
    <style:style style:name="P28" style:family="paragraph" style:parent-style-name="Text_20_body" style:list-style-name="L1">
      <style:text-properties officeooo:rsid="00170246" officeooo:paragraph-rsid="00170246"/>
    </style:style>
    <style:style style:name="P29" style:family="paragraph" style:parent-style-name="Text_20_body">
      <style:text-properties officeooo:rsid="0012fc69" officeooo:paragraph-rsid="001423b4"/>
    </style:style>
    <style:style style:name="P30" style:family="paragraph" style:parent-style-name="Text_20_body">
      <style:text-properties officeooo:rsid="00142bc2" officeooo:paragraph-rsid="00142bc2"/>
    </style:style>
    <style:style style:name="P31" style:family="paragraph" style:parent-style-name="Text_20_body">
      <style:text-properties officeooo:rsid="0015a107" officeooo:paragraph-rsid="0015a107"/>
    </style:style>
    <style:style style:name="P32" style:family="paragraph" style:parent-style-name="Text_20_body">
      <style:text-properties officeooo:rsid="0015a107" officeooo:paragraph-rsid="001c8355"/>
    </style:style>
    <style:style style:name="P33" style:family="paragraph" style:parent-style-name="Text_20_body" style:list-style-name="L1">
      <style:text-properties officeooo:rsid="00165861" officeooo:paragraph-rsid="00165861"/>
    </style:style>
    <style:style style:name="P34" style:family="paragraph" style:parent-style-name="Text_20_body">
      <style:text-properties officeooo:rsid="0019632c" officeooo:paragraph-rsid="001c8355"/>
    </style:style>
    <style:style style:name="P35" style:family="paragraph" style:parent-style-name="Text_20_body">
      <style:text-properties officeooo:paragraph-rsid="0014c79e"/>
    </style:style>
    <style:style style:name="P36" style:family="paragraph" style:parent-style-name="Text_20_body">
      <style:text-properties officeooo:paragraph-rsid="001c8355"/>
    </style:style>
    <style:style style:name="P37" style:family="paragraph" style:parent-style-name="Text_20_body">
      <style:text-properties officeooo:paragraph-rsid="001ded75"/>
    </style:style>
    <style:style style:name="P38" style:family="paragraph" style:parent-style-name="Text_20_body">
      <style:text-properties officeooo:rsid="001f6d68" officeooo:paragraph-rsid="001f6d68"/>
    </style:style>
    <style:style style:name="P39" style:family="paragraph" style:parent-style-name="Text_20_body">
      <style:text-properties officeooo:rsid="001f6d68" officeooo:paragraph-rsid="0026c64c"/>
    </style:style>
    <style:style style:name="P40" style:family="paragraph" style:parent-style-name="Text_20_body">
      <style:text-properties officeooo:paragraph-rsid="0012fc69"/>
    </style:style>
    <style:style style:name="P41" style:family="paragraph" style:parent-style-name="Text_20_body">
      <style:text-properties officeooo:rsid="00215bc4" officeooo:paragraph-rsid="00215bc4"/>
    </style:style>
    <style:style style:name="P42" style:family="paragraph" style:parent-style-name="Text_20_body">
      <style:text-properties officeooo:rsid="00216e2b" officeooo:paragraph-rsid="00216e2b"/>
    </style:style>
    <style:style style:name="P43" style:family="paragraph" style:parent-style-name="Text_20_body">
      <style:text-properties officeooo:rsid="002253d7" officeooo:paragraph-rsid="002253d7"/>
    </style:style>
    <style:style style:name="P44" style:family="paragraph" style:parent-style-name="Text_20_body">
      <style:text-properties officeooo:paragraph-rsid="002253d7"/>
    </style:style>
    <style:style style:name="P45" style:family="paragraph" style:parent-style-name="Text_20_body">
      <style:text-properties officeooo:rsid="0025997f" officeooo:paragraph-rsid="0025997f"/>
    </style:style>
    <style:style style:name="P46" style:family="paragraph" style:parent-style-name="Text_20_body">
      <style:text-properties officeooo:rsid="0026c64c" officeooo:paragraph-rsid="0026c64c"/>
    </style:style>
    <style:style style:name="P47" style:family="paragraph">
      <style:paragraph-properties style:text-autospace="none"/>
      <style:text-properties style:font-name="F" fo:font-size="12pt"/>
    </style:style>
    <style:style style:name="P48" style:family="paragraph">
      <style:paragraph-properties style:text-autospace="none"/>
      <style:text-properties fo:color="#000000" style:font-name="Consolas" fo:font-size="9.5pt" style:font-name-asian="Consolas" style:font-size-asian="9.5pt" style:font-name-complex="Consolas" style:font-size-complex="9.5pt"/>
    </style:style>
    <style:style style:name="P49" style:family="paragraph">
      <loext:graphic-properties draw:fill="none" draw:fill-color="#ffffff"/>
      <style:paragraph-properties style:text-autospace="none"/>
      <style:text-properties style:font-name="F" fo:font-size="12pt"/>
    </style:style>
    <style:style style:name="P50" style:family="paragraph">
      <loext:graphic-properties draw:fill="none" draw:fill-color="#ffffff"/>
      <style:paragraph-properties style:text-autospace="none"/>
      <style:text-properties fo:color="#000000" style:font-name="Consolas" fo:font-size="9.5pt" style:font-name-asian="Consolas" style:font-size-asian="9.5pt" style:font-name-complex="Consolas" style:font-size-complex="9.5pt"/>
    </style:style>
    <style:style style:name="P51" style:family="paragraph">
      <style:text-properties style:font-name="F" fo:font-size="12pt"/>
    </style:style>
    <style:style style:name="P52" style:family="paragraph">
      <style:paragraph-properties style:text-autospace="none"/>
      <style:text-properties fo:color="#555555" style:font-name="Consolas" fo:font-size="9.5pt" style:font-name-asian="Consolas" style:font-size-asian="9.5pt" style:font-name-complex="Consolas" style:font-size-complex="9.5pt"/>
    </style:style>
    <style:style style:name="P53" style:family="paragraph">
      <loext:graphic-properties draw:fill="none" draw:fill-color="#ffffff"/>
      <style:paragraph-properties style:text-autospace="none"/>
      <style:text-properties fo:color="#555555" style:font-name="Consolas" fo:font-size="9.5pt" style:font-name-asian="Consolas" style:font-size-asian="9.5pt" style:font-name-complex="Consolas" style:font-size-complex="9.5pt"/>
    </style:style>
    <style:style style:name="P54" style:family="paragraph">
      <loext:graphic-properties draw:fill="none" draw:fill-color="#ffffff"/>
    </style:style>
    <style:style style:name="P55" style:family="paragraph">
      <style:paragraph-properties style:text-autospace="none"/>
    </style:style>
    <style:style style:name="P56" style:family="paragraph">
      <loext:graphic-properties draw:fill="none" draw:fill-color="#ffffff"/>
      <style:paragraph-properties style:writing-mode="lr-tb"/>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officeooo:rsid="0019632c"/>
    </style:style>
    <style:style style:name="T10" style:family="text">
      <style:text-properties officeooo:rsid="001ac6a3"/>
    </style:style>
    <style:style style:name="T11" style:family="text">
      <style:text-properties fo:color="#000000" style:font-name="Consolas1" fo:font-size="9.5pt" style:font-size-asian="9.5pt"/>
    </style:style>
    <style:style style:name="T12" style:family="text">
      <style:text-properties fo:color="#0000ff" style:font-name="Consolas1" fo:font-size="9.5pt" style:font-size-asian="9.5pt"/>
    </style:style>
    <style:style style:name="T13" style:family="text">
      <style:text-properties fo:color="#0000ff" style:font-name="Consolas1" fo:font-size="9.5pt" fo:font-style="normal" fo:font-weight="normal" style:font-size-asian="9.5pt" style:font-style-asian="normal" style:font-weight-asian="normal"/>
    </style:style>
    <style:style style:name="T14" style:family="text">
      <style:text-properties fo:color="#2b91af" style:font-name="Consolas1" fo:font-size="9.5pt" style:font-size-asian="9.5pt"/>
    </style:style>
    <style:style style:name="T15" style:family="text">
      <style:text-properties officeooo:rsid="001c8355"/>
    </style:style>
    <style:style style:name="T16" style:family="text">
      <style:text-properties officeooo:rsid="001c127e"/>
    </style:style>
    <style:style style:name="T17" style:family="text">
      <style:text-properties officeooo:rsid="001ded75"/>
    </style:style>
    <style:style style:name="T18" style:family="text">
      <style:text-properties officeooo:rsid="002253d7"/>
    </style:style>
    <style:style style:name="T19" style:family="text">
      <style:text-properties officeooo:rsid="0023dfb9"/>
    </style:style>
    <style:style style:name="T20" style:family="text">
      <style:text-properties officeooo:rsid="0025997f"/>
    </style:style>
    <style:style style:name="T21" style:family="text">
      <style:text-properties fo:color="#000000" style:font-name="Consolas" fo:font-size="9.5pt" style:font-name-asian="Consolas" style:font-size-asian="9.5pt" style:font-name-complex="Consolas" style:font-size-complex="9.5pt"/>
    </style:style>
    <style:style style:name="T22" style:family="text">
      <style:text-properties fo:color="#a31515" style:font-name="Consolas" fo:font-size="9.5pt" style:font-name-asian="Consolas" style:font-size-asian="9.5pt" style:font-name-complex="Consolas" style:font-size-complex="9.5pt"/>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2b91af" style:font-name="Consolas" fo:font-size="9.5pt" style:font-name-asian="Consolas" style:font-size-asian="9.5pt" style:font-name-complex="Consolas" style:font-size-complex="9.5pt"/>
    </style:style>
    <style:style style:name="T25" style:family="text">
      <style:text-properties fo:color="#808080" style:font-name="Consolas" fo:font-size="9.5pt" style:font-name-asian="Consolas" style:font-size-asian="9.5pt" style:font-name-complex="Consolas" style:font-size-complex="9.5pt"/>
    </style:style>
    <style:style style:name="T26" style:family="text">
      <style:text-properties fo:color="#555555" style:font-name="Consolas" fo:font-size="9.5pt" style:font-name-asian="Consolas" style:font-size-asian="9.5pt" style:font-name-complex="Consolas" style:font-size-complex="9.5pt"/>
    </style:style>
    <style:style style:name="T27" style:family="text">
      <style:text-properties fo:color="#00808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3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4.65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2.08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2.68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833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6.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4.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A Modern Guide to Network Programming</text:h>
      <text:p text:style-name="P2"/>
      <text:h text:style-name="P20" text:outline-level="1">Why modernise?</text:h>
      <text:p text:style-name="Text_20_body">Linux uses Berkeley Sockets, and that’<text:span text:style-name="T1">s as good as it get right?</text:span></text:p>
      <text:p text:style-name="P3">Wrong?</text:p>
      <text:p text:style-name="P5"><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3">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p>
      <text:p text:style-name="P5"><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4"/>
      <text:h text:style-name="Heading_20_1" text:outline-level="1">Lets start by using std::network</text:h>
      <text:p text:style-name="P6">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p>
      <text:p text:style-name="P6">This in my opinion of the “perfect being the enemy of the good”. We are left producing yet another generation of people who think being a network programmer is all about knowing how “bind” works.</text:p>
      <text:p text:style-name="P7"><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7"/>
      <text:p text:style-name="P8"><text:soft-page-break/>Other libraries exist. However, ASIO will prepare you well for when C++ actually comes up with a standard network solution.</text:p>
      <text:p text:style-name="P16">Tip : </text:p>
      <text:p text:style-name="P16">Windows actually defines two networking models, WinSock2, and the deprecated original WinSock. </text:p>
      <text:p text:style-name="P16">ASIO picks which one to use based on the windows version, thus if you include asio before WinSock, it will ask you to define your windows version.</text:p>
      <text:p text:style-name="P16">My advice is to skip the nonsense and just ensure you include WinSock2.h before include &lt;asio.hpp&gt;. (No one uses WinSock anymore, and hasn’t for a very long time).</text:p>
      <text:h text:style-name="Heading_20_1" text:outline-level="1">Basics: What is a network</text:h>
      <text:p text:style-name="P29">A network is a collection of endpoints. An endpoint is an entity with it’s own unique address (IP/port).</text:p>
      <text:p text:style-name="P9"><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30">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p>
      <text:p text:style-name="P10"><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2">Note, on Windows, all of this applies to to file operations as well. Asio provides Windows only code to deal with asyncronous file operations too (and boy do they rock). </text:p>
      <text:h text:style-name="Heading_20_1" text:outline-level="1">Asio basic concepts</text:h>
      <text:p text:style-name="P11"><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1"><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16">In games programming-terms, the context is the jobs-list. Task-oriented programming has quickly become the normal in games programming, due to it’s flexibility and efficiency. In effect, it is just a list of function objects to call.</text:p>
      <text:p text:style-name="P15">The most useful functions in the IOContext are</text:p>
      <text:list xml:id="list1974048100" text:style-name="L1">
        <text:list-item>
          <text:p text:style-name="P33">void run();<text:tab/>// block until all work is done.</text:p>
        </text:list-item>
        <text:list-item>
          <text:p text:style-name="P33">bool poll_one(); // try and do only one piece of work, if there is no work to do return false.</text:p>
        </text:list-item>
        <text:list-item>
          <text:p text:style-name="P28">void post(std::function&lt;void()&gt;); // register new work.</text:p>
        </text:list-item>
      </text:list>
      <text:p text:style-name="P14"><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16"><draw:frame text:anchor-type="paragraph" draw:z-index="0" draw:name="Shape1" draw:style-name="gr11" draw:text-style-name="P56" svg:width="16.387cm" svg:height="4.329cm" svg:x="1.004cm" svg:y="0.658cm"><draw:text-box><text:p text:style-name="P55"><text:span text:style-name="T25">#include</text:span><text:span text:style-name="T21"> </text:span><text:span text:style-name="T22">&lt;WinSock2.h&gt;</text:span></text:p><text:p text:style-name="P55"><text:span text:style-name="T25">#include</text:span><text:span text:style-name="T21"> </text:span><text:span text:style-name="T22">&lt;asio.hpp&gt;</text:span></text:p><text:p text:style-name="P55"><text:span text:style-name="T25">#include</text:span><text:span text:style-name="T21"> </text:span><text:span text:style-name="T22">&lt;iostream&gt;</text:span></text:p><text:p text:style-name="P55"><text:span text:style-name="T21"/></text:p><text:p text:style-name="P55"><text:span text:style-name="T23">int</text:span><text:span text:style-name="T21"> main()</text:span></text:p><text:p text:style-name="P55"><text:span text:style-name="T21">{</text:span></text:p><text:p text:style-name="P55"><text:span text:style-name="T21"><text:tab/></text:span><text:span text:style-name="T21">asio::</text:span><text:span text:style-name="T24">io_context</text:span><text:span text:style-name="T21"><text:tab/></text:span><text:span text:style-name="T21">context;</text:span></text:p><text:p text:style-name="P55"><text:span text:style-name="T21"/></text:p><text:p text:style-name="P55"><text:span text:style-name="T21"><text:tab/></text:span><text:span text:style-name="T21">context.post([]() {std::cout </text:span><text:span text:style-name="T27">&lt;&lt;</text:span><text:span text:style-name="T21"> </text:span><text:span text:style-name="T22">"hello\n"</text:span><text:span text:style-name="T21">;});</text:span></text:p><text:p text:style-name="P55"><text:span text:style-name="T21"><text:tab/></text:span><text:span text:style-name="T21">context.run();</text:span></text:p><text:p text:style-name="P55"><text:span text:style-name="T21">}</text:span></text:p></draw:text-box></draw:frame></text:p>
      <text:p text:style-name="P16"/>
      <text:p text:style-name="P23"/>
      <text:p text:style-name="P14"/>
      <text:p text:style-name="P14"/>
      <text:p text:style-name="P14"/>
      <text:p text:style-name="P14"/>
      <text:p text:style-name="P17">This program for example just creates a piece of work to print “hello” then runs until it completes.</text:p>
      <text:p text:style-name="P17"><draw:frame text:anchor-type="paragraph" draw:z-index="1" draw:name="Shape1_0" draw:style-name="gr10" draw:text-style-name="P56" svg:width="16.387cm" svg:height="6.296cm" svg:x="1.004cm" svg:y="0.302cm"><draw:text-box><text:p text:style-name="P55"><text:span text:style-name="T25">#include</text:span><text:span text:style-name="T21"> </text:span><text:span text:style-name="T22">&lt;WinSock2.h&gt;</text:span></text:p><text:p text:style-name="P55"><text:span text:style-name="T25">#include</text:span><text:span text:style-name="T21"> </text:span><text:span text:style-name="T22">&lt;asio.hpp&gt;</text:span></text:p><text:p text:style-name="P55"><text:span text:style-name="T25">#include</text:span><text:span text:style-name="T21"> </text:span><text:span text:style-name="T22">&lt;iostream&gt;</text:span></text:p><text:p text:style-name="P55"><text:span text:style-name="T25">#include</text:span><text:span text:style-name="T21"> </text:span><text:span text:style-name="T22">&lt;thread&gt;</text:span></text:p><text:p text:style-name="P55"><text:span text:style-name="T21"/></text:p><text:p text:style-name="P55"><text:span text:style-name="T23">int</text:span><text:span text:style-name="T21"> main()</text:span></text:p><text:p text:style-name="P55"><text:span text:style-name="T21">{</text:span></text:p><text:p text:style-name="P55"><text:span text:style-name="T21"><text:tab/></text:span><text:span text:style-name="T21">asio::</text:span><text:span text:style-name="T24">io_context</text:span><text:span text:style-name="T21"><text:tab/></text:span><text:span text:style-name="T21">context;</text:span></text:p><text:p text:style-name="P55"><text:span text:style-name="T21"/></text:p><text:p text:style-name="P55"><text:span text:style-name="T21"><text:tab/></text:span><text:span text:style-name="T21">context.post([]() {std::cout </text:span><text:span text:style-name="T27">&lt;&lt;</text:span><text:span text:style-name="T21"> </text:span><text:span text:style-name="T22">"hello\n"</text:span><text:span text:style-name="T21">; });</text:span></text:p><text:p text:style-name="P55"><text:span text:style-name="T21"><text:tab/></text:span><text:span text:style-name="T21">context.post([]() {std::cout </text:span><text:span text:style-name="T27">&lt;&lt;</text:span><text:span text:style-name="T21"> </text:span><text:span text:style-name="T22">"world\n"</text:span><text:span text:style-name="T21">; });</text:span></text:p><text:p text:style-name="P55"><text:span text:style-name="T21"><text:tab/></text:span><text:span text:style-name="T21">std::</text:span><text:span text:style-name="T24">thread</text:span><text:span text:style-name="T21"> one{ [&amp;]() {context.run(); } };</text:span></text:p><text:p text:style-name="P55"><text:span text:style-name="T21"><text:tab/></text:span><text:span text:style-name="T21">std::</text:span><text:span text:style-name="T24">thread</text:span><text:span text:style-name="T21"> two{ [&amp;]() {context.run(); } };</text:span></text:p><text:p text:style-name="P55"><text:span text:style-name="T21"><text:tab/></text:span><text:span text:style-name="T21">one.join();</text:span></text:p><text:p text:style-name="P55"><text:span text:style-name="T21"><text:tab/></text:span><text:span text:style-name="T21">two.join();</text:span></text:p><text:p text:style-name="P55"><text:span text:style-name="T21">}</text:span></text:p></draw:text-box></draw:frame></text:p>
      <text:p text:style-name="P17"/>
      <text:p text:style-name="P17"/>
      <text:p text:style-name="P17"/>
      <text:p text:style-name="P17"/>
      <text:p text:style-name="P17"/>
      <text:p text:style-name="P17"/>
      <text:p text:style-name="P17"/>
      <text:p text:style-name="P1">This by contrast <text:span text:style-name="T9">uses two threads to consume all work then exits.</text:span></text:p>
      <text:p text:style-name="P1"/>
      <text:h text:style-name="Heading_20_3" text:outline-level="3"><text:soft-page-break/>TCP::acceptor</text:h>
      <text:p text:style-name="P13"><text:span text:style-name="T6">If your program wants to accept incoming tcp requests, it will need one of these. </text:span><text:span text:style-name="T9">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2">Why make it complex?</text:p>
      <text:p text:style-name="P18">You can write networking code like it was <text:span text:style-name="T10">a iostream. If you like your output printf like, but with the advantages of type-safety, why not try std::format?</text:span></text:p>
      <text:p text:style-name="P34"/>
      <text:h text:style-name="P21" text:outline-level="1">Reflecting on the state of C++</text:h>
      <text:p text:style-name="P36"><text:span text:style-name="T16">Probably the most useful missing feature from C++ that other languages have is Reflection, that is the ability of an object to know what members it has. However, C++17 onwards has almost everything you need to build your own reflection-system, and do it in the compiler, without the need for external tools like Circle.</text:span></text:p>
      <text:p text:style-name="P36"><text:span text:style-name="T16">However, to build this, you need to understand why most Reflection systems for C++ are wrong.</text:span></text:p>
      <text:p text:style-name="P36"><text:span text:style-name="T16">In C++, like in maths, a function may be overloaded. An overloaded function is one which who’s implementation depends on the type of the arguments. What is not valid in C++ (or maths) is a function that is overloaded by it’s return-type.</text:span></text:p>
      <text:p text:style-name="P32"><draw:frame text:anchor-type="paragraph" draw:z-index="2" draw:name="Shape2" draw:style-name="gr9" draw:text-style-name="P49" svg:width="15.594cm" svg:height="1.094cm" svg:x="0.633cm" svg:y="0.222cm"><draw:text-box><text:p text:style-name="P47"><text:span text:style-name="T21">std::</text:span><text:span text:style-name="T24">string</text:span><text:span text:style-name="T21"> val = fn()</text:span><text:span text:style-name="T21"><text:tab/></text:span><text:span text:style-name="T21">{ </text:span><text:span text:style-name="T23">return</text:span><text:span text:style-name="T21"> </text:span><text:span text:style-name="T22">"hello"</text:span><text:span text:style-name="T21">; }</text:span></text:p><text:p text:style-name="P47"><text:span text:style-name="T21">std::</text:span><text:span text:style-name="T23">int</text:span><text:span text:style-name="T21"> val = fn() { </text:span><text:span text:style-name="T23">return</text:span><text:span text:style-name="T21"> 0; } // wont compile!</text:span></text:p></draw:text-box></draw:frame></text:p>
      <text:p text:style-name="P32"/>
      <text:p text:style-name="P36"><text:span text:style-name="T15">This is for very good reasons. It also changes how we must approach the idea of reflection. If we define a function, which returns the members of a structure, it must be capable of describing every type possible to return. This means default instinct of C++ programmers to write code like this </text:span></text:p>
      <text:p text:style-name="P36"/>
      <text:p text:style-name="P36"><draw:frame text:anchor-type="paragraph" draw:z-index="3" draw:name="Shape3" draw:style-name="gr8" draw:text-style-name="P49" svg:width="14.518cm" svg:height="1.833cm" svg:x="1.709cm" svg:y="-0.095cm"><draw:text-box><text:p text:style-name="P47"><text:span text:style-name="T23">for</text:span><text:span text:style-name="T21"> (</text:span><text:span text:style-name="T23">const</text:span><text:span text:style-name="T21"> </text:span><text:span text:style-name="T23">auto</text:span><text:span text:style-name="T21"> mbr : structure)</text:span></text:p><text:p text:style-name="P48">{</text:p><text:p text:style-name="P48"><text:tab/>...</text:p><text:p text:style-name="P48">}</text:p></draw:text-box></draw:frame></text:p>
      <text:p text:style-name="P36"/>
      <text:p text:style-name="P36"/>
      <text:p text:style-name="P37"><text:span text:style-name="T17">requires the “…” bit to be capable of processing every type. This is no problem for an interpreted language, as they are weakly typed, but a strongly typed language it is, well just nasty. The instinct that everything that iterates must be a for loop is the core problem. The key to making it more C++-friendly is to rephrase it so that the bit that is weakly typed is an argument. This way we can use templates to generate the code for us, and bingo, it’s now easy to express and manipulate.</text:span></text:p>
      <text:p text:style-name="P37"/>
      <text:p text:style-name="P37"/>
      <text:h text:style-name="Heading_20_1" text:outline-level="1"><text:soft-page-break/>Using Reflection.h</text:h>
      <text:p text:style-name="P38">If you don’t care how the implementation works, just want to use it, then the rules are pretty simple.</text:p>
      <text:p text:style-name="P38">Define a structure</text:p>
      <text:p text:style-name="P38"><draw:frame text:anchor-type="paragraph" draw:z-index="4" draw:name="Shape5" draw:style-name="gr7" draw:text-style-name="P54" svg:width="12.524cm" svg:height="4.723cm" svg:x="2.097cm" svg:y="0.639cm"><draw:text-box><text:p text:style-name="P47"><text:span text:style-name="T23">struct</text:span><text:span text:style-name="T21"> </text:span><text:span text:style-name="T24">Point</text:span></text:p><text:p text:style-name="P48">{</text:p><text:p text:style-name="P47"><text:span text:style-name="T21"><text:tab/></text:span><text:span text:style-name="T23">float</text:span><text:span text:style-name="T21"> x, y;</text:span></text:p><text:p text:style-name="P48"/><text:p text:style-name="P47"><text:span text:style-name="T21"><text:tab/></text:span><text:span text:style-name="T23">static</text:span><text:span text:style-name="T21"> </text:span><text:span text:style-name="T23">constexpr</text:span><text:span text:style-name="T21"> </text:span><text:span text:style-name="T23">auto</text:span><text:span text:style-name="T21"> get_members()</text:span></text:p><text:p text:style-name="P48"><text:tab/>{</text:p><text:p text:style-name="P47"><text:span text:style-name="T21"><text:tab/></text:span><text:span text:style-name="T21"><text:tab/></text:span><text:span text:style-name="T23">return</text:span><text:span text:style-name="T21"> std::make_tuple(</text:span></text:p><text:p text:style-name="P47"><text:span text:style-name="T21"><text:tab/></text:span><text:span text:style-name="T21"><text:tab/></text:span><text:span text:style-name="T21"><text:tab/></text:span><text:span text:style-name="T24">Member</text:span><text:span text:style-name="T21">(</text:span><text:span text:style-name="T22">"x"</text:span><text:span text:style-name="T21">, &amp;</text:span><text:span text:style-name="T24">Point</text:span><text:span text:style-name="T21">::x),</text:span></text:p><text:p text:style-name="P47"><text:span text:style-name="T21"><text:tab/></text:span><text:span text:style-name="T21"><text:tab/></text:span><text:span text:style-name="T21"><text:tab/></text:span><text:span text:style-name="T24">Member</text:span><text:span text:style-name="T21">(</text:span><text:span text:style-name="T22">"y"</text:span><text:span text:style-name="T21">, &amp;</text:span><text:span text:style-name="T24">Point</text:span><text:span text:style-name="T21">::y)</text:span></text:p><text:p text:style-name="P48"><text:tab/><text:tab/>);</text:p><text:p text:style-name="P48"><text:tab/>}</text:p><text:p text:style-name="P48">};</text:p></draw:text-box></draw:frame><text:tab/></text:p>
      <text:p text:style-name="P38"/>
      <text:p text:style-name="P38"/>
      <text:p text:style-name="P38"/>
      <text:p text:style-name="P38"/>
      <text:p text:style-name="P38"/>
      <text:p text:style-name="P38"/>
      <text:p text:style-name="P41">This is just as normal, except we need to make a list of members ( C++ 20 was supposed to do this for us, but it was removed from the standard at the last minute).</text:p>
      <text:p text:style-name="P41">This structure now conforms to the “concept” of a ReflectionObject, and we may use reflection on it. We can even build ReflectionObjects from ReflectionObjects.</text:p>
      <text:p text:style-name="P41"><draw:frame text:anchor-type="paragraph" draw:z-index="5" draw:name="Shape6" draw:style-name="gr6" draw:text-style-name="P54" svg:width="13.565cm" svg:height="4.723cm" svg:x="0.598cm" svg:y="0.238cm"><draw:text-box><text:p text:style-name="P47"><text:span text:style-name="T23">struct</text:span><text:span text:style-name="T21"> </text:span><text:span text:style-name="T24">Line</text:span></text:p><text:p text:style-name="P48">{</text:p><text:p text:style-name="P47"><text:span text:style-name="T21"><text:tab/></text:span><text:span text:style-name="T24">Point</text:span><text:span text:style-name="T21"> from, to;</text:span></text:p><text:p text:style-name="P48"/><text:p text:style-name="P47"><text:span text:style-name="T21"><text:tab/></text:span><text:span text:style-name="T23">static</text:span><text:span text:style-name="T21"> </text:span><text:span text:style-name="T23">constexpr</text:span><text:span text:style-name="T21"> </text:span><text:span text:style-name="T23">auto</text:span><text:span text:style-name="T21"> get_members()</text:span></text:p><text:p text:style-name="P48"><text:tab/>{</text:p><text:p text:style-name="P47"><text:span text:style-name="T21"><text:tab/></text:span><text:span text:style-name="T21"><text:tab/></text:span><text:span text:style-name="T23">return</text:span><text:span text:style-name="T21"> std::make_tuple(</text:span></text:p><text:p text:style-name="P47"><text:span text:style-name="T21"><text:tab/></text:span><text:span text:style-name="T21"><text:tab/></text:span><text:span text:style-name="T21"><text:tab/></text:span><text:span text:style-name="T24">Member</text:span><text:span text:style-name="T21">(</text:span><text:span text:style-name="T22">"from"</text:span><text:span text:style-name="T21">, &amp;</text:span><text:span text:style-name="T24">Line</text:span><text:span text:style-name="T21">::from),</text:span></text:p><text:p text:style-name="P47"><text:span text:style-name="T21"><text:tab/></text:span><text:span text:style-name="T21"><text:tab/></text:span><text:span text:style-name="T21"><text:tab/></text:span><text:span text:style-name="T24">Member</text:span><text:span text:style-name="T21">(</text:span><text:span text:style-name="T22">"to"</text:span><text:span text:style-name="T21">, &amp;</text:span><text:span text:style-name="T24">Line</text:span><text:span text:style-name="T21">::to)</text:span></text:p><text:p text:style-name="P48"><text:tab/><text:tab/>);</text:p><text:p text:style-name="P48"><text:tab/>}</text:p><text:p text:style-name="P48">};</text:p></draw:text-box></draw:frame></text:p>
      <text:p text:style-name="P41"/>
      <text:p text:style-name="P41"/>
      <text:p text:style-name="P41"/>
      <text:p text:style-name="P41"/>
      <text:p text:style-name="P41"/>
      <text:p text:style-name="P41"/>
      <text:p text:style-name="P41">Easy right!</text:p>
      <text:p text:style-name="P41">Now let’s initialise a line to all 0’s.</text:p>
      <text:p text:style-name="P41"><draw:frame text:anchor-type="paragraph" draw:z-index="6" draw:name="Shape7" draw:style-name="gr5" draw:text-style-name="P49" svg:width="11.554cm" svg:height="2.08cm" svg:x="1.233cm" svg:y="-0.085cm"><draw:text-box><text:p text:style-name="P47"><text:span text:style-name="T23">int</text:span><text:span text:style-name="T21"> main()</text:span></text:p><text:p text:style-name="P48">{</text:p><text:p text:style-name="P47"><text:span text:style-name="T21"><text:tab/></text:span><text:span text:style-name="T24">Line</text:span><text:span text:style-name="T21"> l;</text:span></text:p><text:p text:style-name="P51"><text:span text:style-name="T21"><text:tab/></text:span><text:span text:style-name="T21">visit_recursive(l, [](</text:span><text:span text:style-name="T23">auto</text:span><text:span text:style-name="T21">&amp; </text:span><text:span text:style-name="T25">v</text:span><text:span text:style-name="T21">) {</text:span><text:span text:style-name="T25">v</text:span><text:span text:style-name="T21"> = 0;});</text:span></text:p><text:p text:style-name="P48">}</text:p></draw:text-box></draw:frame></text:p>
      <text:p text:style-name="P38"/>
      <text:p text:style-name="P38"/>
      <text:p text:style-name="P38"/>
      <text:p text:style-name="P41">This says “visit all non-reflection-struct members of l, and run our function on them.</text:p>
      <text:p text:style-name="P41">Worried about the run-time over head of all this structure, lets see what the code looks like (in release).</text:p>
      <text:p text:style-name="P41"><draw:frame text:anchor-type="paragraph" draw:z-index="7" draw:name="Shape8" draw:style-name="gr4" draw:text-style-name="P53" svg:width="10.39cm" svg:height="0.722cm" svg:x="1.321cm" svg:y="0.482cm"><draw:text-box><text:p text:style-name="P52"><text:span text:style-name="T26">00007FF79E661000 <text:s/>xor <text:s text:c="8"/>eax,eax <text:s/></text:span></text:p></draw:text-box></draw:frame></text:p>
      <text:p text:style-name="P38"/>
      <text:p text:style-name="P42"><text:soft-page-break/>That’s right. By using constexpr the compiler can figure out exactly what this does, and uses one instruction to do it.</text:p>
      <text:p text:style-name="P42"/>
      <text:p text:style-name="P42">Still not convinced, let’s see how we can reverse the endianness for <text:span text:style-name="T18">transition to a machine with different endianess.</text:span></text:p>
      <text:p text:style-name="P42"><draw:frame text:anchor-type="paragraph" draw:z-index="8" draw:name="Shape9" draw:style-name="gr3" draw:text-style-name="P49" svg:width="14.412cm" svg:height="4.723cm" svg:x="0.474cm" svg:y="0.203cm"><draw:text-box><text:p text:style-name="P47"><text:span text:style-name="T23">template</text:span><text:span text:style-name="T21">&lt;</text:span><text:span text:style-name="T23">class</text:span><text:span text:style-name="T21"> </text:span><text:span text:style-name="T24">T</text:span><text:span text:style-name="T21">&gt;</text:span></text:p><text:p text:style-name="P47"><text:span text:style-name="T23">void</text:span><text:span text:style-name="T21"> ReverseEndian(</text:span><text:span text:style-name="T24">T</text:span><text:span text:style-name="T21">&amp; </text:span><text:span text:style-name="T25">v</text:span><text:span text:style-name="T21">)</text:span></text:p><text:p text:style-name="P48">{</text:p><text:p text:style-name="P47"><text:span text:style-name="T21"><text:tab/></text:span><text:span text:style-name="T23">const</text:span><text:span text:style-name="T21"> </text:span><text:span text:style-name="T23">auto</text:span><text:span text:style-name="T21"> as_bytes = std::as_writable_bytes(std::</text:span><text:span text:style-name="T24">span</text:span><text:span text:style-name="T21">(&amp;</text:span><text:span text:style-name="T25">v</text:span><text:span text:style-name="T21">, 1));</text:span></text:p><text:p text:style-name="P48"><text:tab/>std::reverse(as_bytes.begin(), as_bytes.end());</text:p><text:p text:style-name="P48">}</text:p><text:p text:style-name="P48"/><text:p text:style-name="P47"><text:span text:style-name="T23">int</text:span><text:span text:style-name="T21"> main()</text:span></text:p><text:p text:style-name="P48">{</text:p><text:p text:style-name="P47"><text:span text:style-name="T21"><text:tab/></text:span><text:span text:style-name="T24">Line</text:span><text:span text:style-name="T21"> l{ {0x12345678, 0x12345678}, {0x12345678, 0x12345678} };</text:span></text:p><text:p text:style-name="P51"><text:span text:style-name="T21"><text:tab/></text:span><text:span text:style-name="T21">visit_recursive(l, [](</text:span><text:span text:style-name="T23">auto</text:span><text:span text:style-name="T21">&amp; </text:span><text:span text:style-name="T25">v</text:span><text:span text:style-name="T21">) {ReverseEndian(</text:span><text:span text:style-name="T25">v</text:span><text:span text:style-name="T21">);});</text:span></text:p><text:p text:style-name="P48">}</text:p></draw:text-box></draw:frame></text:p>
      <text:p text:style-name="P42"/>
      <text:h text:style-name="P22" text:outline-level="1"/>
      <text:h text:style-name="P22" text:outline-level="1"/>
      <text:h text:style-name="P22" text:outline-level="1"/>
      <text:p text:style-name="P44"><text:span text:style-name="T18">Impressed yet? It gets better… </text:span><text:span text:style-name="T19">Maybe, you think manipulating binary structures is old hat. Different sizes for bool, different layout on different machines, that’s why you became convinced years ago that you need to use a text based interface like JSON. Well, here is how to do it, for free (as long as you define your </text:span><text:span text:style-name="T13">static</text:span><text:span text:style-name="T11"> </text:span><text:span text:style-name="T12">constexpr</text:span><text:span text:style-name="T11"> </text:span><text:span text:style-name="T12">auto</text:span><text:span text:style-name="T11"> get_members().</text:span></text:p>
      <text:p text:style-name="Standard"><text:span text:style-name="T11"><text:tab/></text:span></text:p>
      <text:p text:style-name="P24"/>
      <text:h text:style-name="Heading_20_1" text:outline-level="1">C++-&gt;JSON/JSON-&gt;C++</text:h>
      <text:p text:style-name="Text_20_body">Using the <text:span text:style-name="T20">power of the refelection system, it is now easy to both read and write Reflection objects as JSON text.</text:span></text:p>
      <text:p text:style-name="Text_20_body"><draw:frame text:anchor-type="paragraph" draw:z-index="9" draw:name="Shape10" draw:style-name="gr2" draw:text-style-name="P50" svg:width="12.63cm" svg:height="0.616cm" svg:x="1.939cm" svg:y="0.436cm"><draw:text-box><text:p text:style-name="P48"><text:span text:style-name="T21"><text:tab/></text:span><text:span text:style-name="T21">JSON(std::cout, l);</text:span></text:p></draw:text-box></draw:frame></text:p>
      <text:p text:style-name="P45">Writes out our line definition.</text:p>
      <text:p text:style-name="P45"><draw:frame text:anchor-type="paragraph" draw:z-index="10" draw:name="Shape11" draw:style-name="gr1" draw:text-style-name="P49" svg:width="13.741cm" svg:height="0.934cm" svg:x="1.215cm" svg:y="0.182cm"><draw:text-box><text:p text:style-name="P47"><text:span text:style-name="T21"><text:tab/></text:span><text:span text:style-name="T21">std::istringstream is(</text:span><text:span text:style-name="T22">"{\"from\"={\"x\"=1}, \"to\"={\"y\"=2}}"</text:span><text:span text:style-name="T21">);</text:span></text:p><text:p text:style-name="P48"><text:tab/>JSON(is, l);</text:p></draw:text-box></draw:frame></text:p>
      <text:p text:style-name="P43"/>
      <text:p text:style-name="P46">Reads it back in. Okay, it;s not quite as flexible as normal JSON, so it’s only a subset. Specifically, the use of strings must either be quoted or a white space inserted. But not bad for free (as long as you add get_members).</text:p>
      <text:p text:style-name="P46"/>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style:font-face style:name="F" svg:font-family="" style:font-family-generic="roman"/>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1" svg:font-family="'Lucida Sans'" style:font-pitch="variable"/>
    <style:font-face style:name="NSimSun1" svg:font-family="NSimSu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2:32:33.975000000</meta:creation-date>
    <meta:editing-duration>PT31M18S</meta:editing-duration>
    <meta:editing-cycles>5</meta:editing-cycles>
    <meta:generator>LibreOffice/6.4.5.2$Windows_X86_64 LibreOffice_project/a726b36747cf2001e06b58ad5db1aa3a9a1872d6</meta:generator>
    <dc:date>2020-07-12T15:18:39.091000000</dc:date>
    <meta:document-statistic meta:table-count="0" meta:image-count="0" meta:object-count="0" meta:page-count="6" meta:paragraph-count="63" meta:word-count="1807" meta:character-count="10453" meta:non-whitespace-character-count="8702"/>
  </office:meta>
</office:document-meta>
</file>